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true" fo:min-height="2.356cm" fo:min-width="2.701cm"/>
    </style:style>
    <style:style style:name="gr2" style:family="graphic" style:parent-style-name="standard">
      <style:graphic-properties draw:textarea-horizontal-align="justify" draw:textarea-vertical-align="middle" draw:auto-grow-height="true"/>
    </style:style>
    <style:style style:name="gr3" style:family="graphic" style:parent-style-name="standard">
      <style:graphic-properties draw:textarea-horizontal-align="justify" draw:textarea-vertical-align="middle" draw:auto-grow-height="true" fo:min-height="0.714cm" fo:min-width="4.686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objectwithoutfill">
      <style:graphic-properties svg:stroke-color="#000080" draw:marker-end="Arrow" draw:marker-end-width="0.3cm" draw:fill="none" draw:textarea-vertical-align="middle"/>
    </style:style>
    <style:style style:name="gr6" style:family="graphic" style:parent-style-name="objectwithoutfill">
      <style:graphic-properties svg:stroke-color="#000080" draw:marker-end="Arrow" draw:marker-end-width="0.3cm" draw:fill="none" draw:textarea-vertical-align="middle"/>
    </style:style>
    <style:style style:name="gr7" style:family="graphic" style:parent-style-name="objectwithoutfill">
      <style:graphic-properties svg:stroke-color="#ff0000"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3.873cm" svg:height="2.951cm" svg:x="1.427cm" svg:y="10.749cm">
          <text:p text:style-name="P1">Calculadora</text:p>
          <text:p text:style-name="P1">GUI</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 xml:id="id4" draw:id="id4" draw:layer="layout" svg:width="5.185cm" svg:height="1.091cm" svg:x="7.1cm" svg:y="11.6cm">
          <text:p text:style-name="P1">IMathOperation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xml:id="id3" draw:id="id3" draw:layer="layout" svg:width="5.187cm" svg:height="1.091cm" svg:x="13.7cm" svg:y="10.209cm">
          <text:p text:style-name="P1">MathOperation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xml:id="id1" draw:id="id1" draw:layer="layout" svg:width="5.187cm" svg:height="1.894cm" svg:x="13.6cm" svg:y="12.7cm">
          <text:p text:style-name="P1">Remote</text:p>
          <text:p text:style-name="P1">MathOperation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xml:id="id2" draw:id="id2" draw:layer="layout" svg:width="7.5cm" svg:height="2.9cm" svg:x="12.3cm" svg:y="17.1cm">
          <text:p text:style-name="P1">CalculatorWebServi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draw:type="line" svg:x1="16.194cm" svg:y1="14.594cm" svg:x2="16.05cm" svg:y2="17.1cm" draw:start-shape="id1" draw:start-glue-point="6" draw:end-shape="id2" svg:d="m16194 14594-144 2506">
          <text:p/>
        </draw:connector>
        <draw:line draw:style-name="gr6" draw:text-style-name="P1" draw:layer="layout" svg:x1="5.3cm" svg:y1="12.2cm" svg:x2="7.2cm" svg:y2="12.2cm">
          <text:p/>
        </draw:line>
        <draw:connector draw:style-name="gr7" draw:text-style-name="P1" draw:layer="layout" draw:type="line" svg:x1="13.7cm" svg:y1="10.755cm" svg:x2="12.285cm" svg:y2="12.146cm" draw:start-shape="id3" draw:start-glue-point="5" draw:end-shape="id4" draw:end-glue-point="7" svg:d="m13700 10755-1415 1391">
          <text:p/>
        </draw:connector>
        <draw:line draw:style-name="gr7" draw:text-style-name="P1" draw:layer="layout" svg:x1="13.7cm" svg:y1="13.7cm" svg:x2="12.2cm" svg:y2="12.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ristiano Castro</meta:initial-creator>
    <meta:creation-date>2013-04-16T19:12:13</meta:creation-date>
    <dc:date>2013-04-16T19:49:13</dc:date>
    <dc:creator>Cristiano Castro</dc:creator>
    <meta:editing-duration>P0D</meta:editing-duration>
    <meta:editing-cycles>1</meta:editing-cycles>
    <meta:document-statistic meta:object-count="9"/>
    <meta:generator>LibreOffice/3.6$Linux_X86_64 LibreOffice_project/360m1$Build-2</meta:generator>
  </office:meta>
</office:document-meta>
</file>